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2" style:master-page-name="">
      <style:paragraph-properties style:page-number="auto" fo:break-before="page"/>
    </style:style>
    <style:style style:name="P80" style:family="paragraph" style:parent-style-name="Corps_20_de_20_texte.Paragraph" style:list-style-name="L22">
      <style:paragraph-properties fo:margin-left="1.251cm" fo:margin-right="0cm" fo:text-indent="0cm" style:auto-text-indent="false"/>
    </style:style>
    <style:style style:name="P81" style:family="paragraph" style:parent-style-name="Heading_20_3" style:master-page-name="">
      <style:paragraph-properties style:page-number="auto" fo:break-before="page"/>
    </style:style>
    <style:style style:name="P82" style:family="paragraph" style:parent-style-name="Heading_20_1" style:master-page-name="">
      <style:paragraph-properties style:page-number="auto" fo:break-before="page"/>
    </style:style>
    <style:style style:name="P83" style:family="paragraph" style:parent-style-name="Heading_20_1" style:master-page-name="">
      <style:paragraph-properties style:page-number="auto" fo:break-before="page">
        <style:tab-stops/>
      </style:paragraph-properties>
    </style:style>
    <style:style style:name="P84" style:family="paragraph" style:parent-style-name="Heading_20_1" style:master-page-name="">
      <style:paragraph-properties style:page-number="auto" fo:break-before="auto" fo:break-after="auto"/>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01.08.2022 22:49: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83504557924082319"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859122670513223792" text:style-name="L2">
        <text:list-item>
          <text:p text:style-name="P44">Version 2.1.2 :</text:p>
        </text:list-item>
      </text:list>
      <text:list xml:id="list860502317363917393" text:style-name="L3">
        <text:list-item>
          <text:list>
            <text:list-item>
              <text:p text:style-name="P45">Localized help : resolved non-functional hyperlink due to API incompatibility introduced by Apache OpenOffice 4.1 (and LibreOffice 4.0).</text:p>
            </text:list-item>
          </text:list>
        </text:list-item>
      </text:list>
      <text:list xml:id="list42720045" text:continue-list="list1859122670513223792" text:style-name="L2">
        <text:list-item>
          <text:p text:style-name="P44">Version 2.1.1 :</text:p>
        </text:list-item>
      </text:list>
      <text:list xml:id="list6573557647465481607"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42717367" text:continue-list="list42720045" text:style-name="L2">
        <text:list-item>
          <text:p text:style-name="P44">Version 2.1.0 :</text:p>
        </text:list-item>
      </text:list>
      <text:list xml:id="list7771652638505894433"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42739846" text:continue-list="list42717367" text:style-name="L2">
        <text:list-item>
          <text:p text:style-name="P44">Version 2.0.0 :</text:p>
        </text:list-item>
      </text:list>
      <text:list xml:id="list4203045033307692915"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42737668" text:continue-list="list42739846" text:style-name="L2">
        <text:list-item>
          <text:p text:style-name="P44">Version 1.5.3 :</text:p>
        </text:list-item>
      </text:list>
      <text:list xml:id="list2532840309058900570"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99089019476559133"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8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532976357200829119"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94127850799751839"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1326567408378365"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264440424623054938"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964437154151834055"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7934971959567957417"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285024802772044949"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66601281174430987"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452118880254397417" text:style-name="L17">
        <text:list-item>
          <text:p text:style-name="P59">Arg1 : <text:span text:style-name="InstructionMacro">String</text:span> : mandatory, type of control used for the button</text:p>
        </text:list-item>
      </text:list>
      <text:list xml:id="list7876654380165074316"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419364159319104187"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473723759356247573"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096171790323754853"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293299876415890633"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30541920139171392"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908716138809530679"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521072036351986404"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882470656909026170"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260158701811373582"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49620393826802650"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021588691498754630"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754992558815029824"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267102333391600012"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147846405209920062"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03577191269876036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063894859358825964"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2"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yWriter project import and export with Python.<text:line-break/></text:span><text:soft-page-break/><text:span text:style-name="T21">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span></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4705971101154571935"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67213498685261549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95424001955094320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78856210250000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73058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82255279871443985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96063835972168643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0711252031824993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3</dc:date>
     <text:p>internal</text:p>
     <text:p>Page2</text:p>
     <text:p/>
    </office:annotation>Paragraph styles</text:p>
      <text:p text:style-name="P28"><office:annotation>
     <dc:creator>BM</dc:creator>
     <dc:date>2008-03-13T00:00:00.93</dc:date>
     <text:p>internal</text:p>
     <text:p>Page7</text:p>
     <text:p/>
    </office:annotation>Hyperlinks</text:p>
      <text:p text:style-name="hlp_5f_paragraph"><text:span text:style-name="T14"><office:annotation>
      <dc:creator>BM</dc:creator>
      <dc:date>2008-03-13T00:00:00.93</dc:date>
      <text:p>internal</text:p>
      <text:p>Page3</text:p>
      <text:p/>
     </office:annotation></text:span><text:span text:style-name="T14">Text formatting</text:span></text:p>
      <text:p text:style-name="P28"><office:annotation>
     <dc:creator>BM</dc:creator>
     <dc:date>2008-03-26T00:00:00.9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4</dc:date>
     <text:p>external</text:p>
     <text:p>text/swriter/main0210.xhp</text:p>
     <text:p/>
    </office:annotation><text:span text:style-name="T14">Preview topic</text:span> </text:p>
      <text:p text:style-name="hlp_5f_paragraph">This hyperlink displays <text:s/><office:annotation>
     <dc:creator>BM</dc:creator>
     <dc:date>2008-03-15T00:00:00.9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721632" text:continue-list="list367213498685261549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741852" text:continue-list="list4273058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6</dc:date>
     <text:p text:style-name="P86"><text:span text:style-name="T24">image</text:span></text:p>
     <text:p text:style-name="P86"><text:span text:style-name="T24">Images/Help/dontfeedtrolls.gif</text:span></text:p>
     <text:p text:style-name="P86"><text:span text:style-name="T24">icon</text:span></text:p>
     <text:p text:style-name="P86"><text:span text:style-name="T24"/></text:p>
    </office:annotation> within a text.</text:p>
      <text:p text:style-name="hlp_5f_paragraph"><text:line-break/><text:line-break/>Now a bigger image in a blank line.</text:p>
      <text:p text:style-name="hlp_5f_paragraph"><office:annotation>
     <dc:creator>Bernard Marcelly</dc:creator>
     <dc:date>2009-01-24T10:50:50.96</dc:date>
     <text:p text:style-name="P86"><text:span text:style-name="T24">image</text:span></text:p>
     <text:p text:style-name="P86"><text:span text:style-name="T24">Images/Help/sailingShip.wmf</text:span></text:p>
     <text:p text:style-name="P86"><text:span text:style-name="T24">Old sailing ship</text:span></text:p>
     <text:p text:style-name="P86"><text:span text:style-name="T24"/></text:p>
    </office:annotation></text:p>
      <text:p text:style-name="hlp_5f_paragraph"/>
      <text:p text:style-name="hlp_5f_paragraph"><text:line-break/><text:line-break/>Finally an image<office:annotation>
     <dc:creator>Bernard Marcelly</dc:creator>
     <dc:date>2009-01-24T20:53:22.96</dc:date>
     <text:p text:style-name="P86"><text:span text:style-name="T24">imageOOo</text:span></text:p>
     <text:p text:style-name="P86"><text:span text:style-name="T24">sd/res/get1obj.png</text:span></text:p>
    </office:annotation> from OpenOffice resources</text:p>
      <text:p text:style-name="hlp_5f_page">Page10 : Creating the Help tree</text:p>
      <text:list xml:id="list42715277" text:continue-list="list4272163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42732290" text:continue-list="list42741852"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42734410"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42727803"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53" meta:character-count="852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in/", "https://raw.githubusercontent.com/peter88213/pywoo/main/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Basic", "pywoo", "OpenYw", "get_manuscript")
				endCommand
	
				beginCommand
		            beginTitles
				 	    setTitle("Scene descriptions", "en")
				 	    setTitle("Szenebeschreibungen", "de")
		            endTitles
		            setURL("Basic", "pywoo", "OpenYw", "get_scenedesc")
				endCommand
	
				beginCommand
		            beginTitles
				 	    setTitle("Chapter descriptions", "en")
				 	    setTitle("Kapitelbeschreibungen", "de")
		            endTitles
		            setURL("Basic", "pywoo", "OpenYw", "get_chapterdesc")
				endCommand
	
				beginCommand
		            beginTitles
				 	    setTitle("Part descriptions", "en")
				 	    setTitle("Teilebeschreibungen", "de")		            
				 	endTitles
		            setURL("Basic", "pywoo", "OpenYw", "get_partdesc")
				endCommand
	
	        	addSeparator
	        	
				beginCommand
		            beginTitles
				 	    setTitle("Character descriptions", "en")
				 	    setTitle("Figurenbeschreibungen", "de")		            
				 	endTitles
		            setURL("Basic", "pywoo", "OpenYw", "get_chardesc")
				endCommand
	
				beginCommand
		            beginTitles
				 	    setTitle("Location descriptions", "en")
				 	    setTitle("Schauplatzbeschreibungen", "de")		            
				 	endTitles
		            setURL("Basic", "pywoo", "OpenYw", "get_locdesc")
				endCommand
	
				beginCommand
		            beginTitles
				 	    setTitle("Item descriptions", "en")
				 	    setTitle("Gegenständebeschreibungen", "de")		            
				 	endTitles
		            setURL("Basic", "pywoo", "OpenYw", "get_itemdesc")
				endCommand
	
	        	addSeparator
	
				beginCommand
		            beginTitles
				 	    setTitle("Scene list", "en")
				 	    setTitle("Szenenliste", "de")		            
				 	endTitles
		            setURL("Basic", "pywoo", "OpenYw", "get_scenelist")
				endCommand
	
				beginCommand
		            beginTitles
				 	    setTitle("Notes chapters", "en")
				 	    setTitle("Notizen-Kapitel", "de")		            
				 	endTitles
		            setURL("Basic", "pywoo", "OpenYw", "get_notes")
				endCommand
	
	        	addSeparator
	
				beginCommand
		            beginTitles
				 	    setTitle("Help", "en")
			        	setTitle("Hilfe", "de")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addSeparator

      	endMergeItems      
      
    endMergeInstruction

  endOfficeMenuBarMerging




  beginAddonMenu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Basic", "pywoo", "OpenYw", "get_manuscript")
			endCommand

			beginCommand
	            beginTitles
			 	    setTitle("Scene descriptions", "en")
				 	setTitle("Szenebeschreibungen", "de")
	            endTitles
	            setURL("Basic", "pywoo", "OpenYw", "get_scenedesc")
			endCommand

			beginCommand
	            beginTitles
			 	    setTitle("Chapter descriptions", "en")
				 	setTitle("Kapitelbeschreibungen", "de")
	            endTitles
	            setURL("Basic", "pywoo", "OpenYw", "get_chapterdesc")
			endCommand

			beginCommand
	            beginTitles
			 	    setTitle("Part descriptions", "en")
				 	setTitle("Teilebeschreibungen", "de")		            
	            endTitles
	            setURL("Basic", "pywoo", "OpenYw", "get_partdesc")
			endCommand

        	addSeparator
        	
			beginCommand
	            beginTitles
			 	    setTitle("Character descriptions", "en")
				 	setTitle("Figurenbeschreibungen", "de")		            
	            endTitles
	            setURL("Basic", "pywoo", "OpenYw", "get_chardesc")
			endCommand

			beginCommand
	            beginTitles
			 	    setTitle("Location descriptions", "en")
				 	setTitle("Schauplatzbeschreibungen", "de")		            
	            endTitles
	            setURL("Basic", "pywoo", "OpenYw", "get_locdesc")
			endCommand

			beginCommand
	            beginTitles
			 	    setTitle("Item descriptions", "en")
				 	setTitle("Gegenständebeschreibungen", "de")		            
	            endTitles
	            setURL("Basic", "pywoo", "OpenYw", "get_itemdesc")
			endCommand

        	addSeparator

			beginCommand
	            beginTitles
			 	    setTitle("Scene list", "en")
				 	setTitle("Szenenliste", "de")		            
	            endTitles
	            setURL("Basic", "pywoo", "OpenYw", "get_scenelist")
			endCommand

			beginCommand
	            beginTitles
			 	    setTitle("Notes chapters", "en")
				 	setTitle("Notizen-Kapitel", "de")		            
	            endTitles
	            setURL("Basic", "pywoo", "OpenYw", "get_notes")
			endCommand

        	addSeparator

			beginCommand
	            beginTitles
			 	    setTitle("Help", "en")
		        	setTitle("Hilfe", "de")
	            endTitles
	            setURL("Basic", "pywoo", "help", "show_adv_help")
			endCommand

		  endMenuItems
		
	    endMenu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